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hedule Housemoney Experiment</text:h>
      <text:p text:style-name="Text_20_body"/>
      <text:p text:style-name="Text_20_body">Mo 10-11: Random with entitlement</text:p>
      <text:p text:style-name="Text_20_body"/>
      <text:p text:style-name="Text_20_body"/>
      <text:p text:style-name="Text_20_body">Mo 12-13: Random <text:s/>with cash payment</text:p>
      <text:p text:style-name="Text_20_body"/>
      <text:p text:style-name="Text_20_body"/>
      <text:p text:style-name="Text_20_body">Di 10-11: Performance with entitlement</text:p>
      <text:p text:style-name="Text_20_body"/>
      <text:p text:style-name="Text_20_body"/>
      <text:p text:style-name="Text_20_body">Di 12-13: Performance <text:s/>with cash pay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rial" style:font-size-asian="14pt" style:font-name-complex="Arial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10-27T08:47:53</meta:creation-date>
    <dc:date>2008-10-27T08:50:06</dc:date>
    <dc:language>en-US</dc:language>
    <meta:editing-cycles>3</meta:editing-cycles>
    <meta:editing-duration>PT2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9" meta:character-count="176"/>
  </office:meta>
</office:document-meta>
</file>